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3.16mm"/>
    </style:style>
    <style:style style:name="co2" style:family="table-column">
      <style:table-column-properties fo:break-before="auto" style:column-width="10.28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17.2mm"/>
    </style:style>
    <style:style style:name="co5" style:family="table-column">
      <style:table-column-properties fo:break-before="auto" style:column-width="31.29mm"/>
    </style:style>
    <style:style style:name="co6" style:family="table-column">
      <style:table-column-properties fo:break-before="auto" style:column-width="34.89mm"/>
    </style:style>
    <style:style style:name="co7" style:family="table-column">
      <style:table-column-properties fo:break-before="auto" style:column-width="15.52mm"/>
    </style:style>
    <style:style style:name="co8" style:family="table-column">
      <style:table-column-properties fo:break-before="auto" style:column-width="31.84mm"/>
    </style:style>
    <style:style style:name="co9" style:family="table-column">
      <style:table-column-properties fo:break-before="auto" style:column-width="46.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table table:name="jmh-result_4_small_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aram: implName</text:p>
          </table:table-cell>
          <table:table-cell office:value-type="string" calcext:value-type="string">
            <text:p>Param: numberOfAccounts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99912.96958" calcext:value-type="float">
            <text:p>399.912,97</text:p>
          </table:table-cell>
          <table:table-cell office:value-type="float" office:value="915188.823664" calcext:value-type="float">
            <text:p>915.188,8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186.513078" calcext:value-type="float">
            <text:p>10.186,51</text:p>
          </table:table-cell>
          <table:table-cell office:value-type="float" office:value="25692.473551" calcext:value-type="float">
            <text:p>25.692,4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3304.70018" calcext:value-type="float">
            <text:p>23.304,70</text:p>
          </table:table-cell>
          <table:table-cell office:value-type="float" office:value="60154.681524" calcext:value-type="float">
            <text:p>60.154,6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1278.064586" calcext:value-type="float">
            <text:p>11.278,06</text:p>
          </table:table-cell>
          <table:table-cell office:value-type="float" office:value="28012.023289" calcext:value-type="float">
            <text:p>28.012,0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31741.497765" calcext:value-type="float">
            <text:p>331.741,50</text:p>
          </table:table-cell>
          <table:table-cell office:value-type="float" office:value="754922.783948" calcext:value-type="float">
            <text:p>754.922,7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3402.193971" calcext:value-type="float">
            <text:p>23.402,19</text:p>
          </table:table-cell>
          <table:table-cell office:value-type="float" office:value="55514.875697" calcext:value-type="float">
            <text:p>55.514,8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20.579597" calcext:value-type="float">
            <text:p>220,58</text:p>
          </table:table-cell>
          <table:table-cell office:value-type="float" office:value="496.944672" calcext:value-type="float">
            <text:p>496,94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82.013208" calcext:value-type="float">
            <text:p>582,01</text:p>
          </table:table-cell>
          <table:table-cell office:value-type="float" office:value="81.384079" calcext:value-type="float">
            <text:p>81,38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88.52342" calcext:value-type="float">
            <text:p>188,52</text:p>
          </table:table-cell>
          <table:table-cell office:value-type="float" office:value="739.465071" calcext:value-type="float">
            <text:p>739,47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650.132832" calcext:value-type="float">
            <text:p>1.650,13</text:p>
          </table:table-cell>
          <table:table-cell office:value-type="float" office:value="5729.103846" calcext:value-type="float">
            <text:p>5.729,10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.298357" calcext:value-type="float">
            <text:p>4,30</text:p>
          </table:table-cell>
          <table:table-cell office:value-type="float" office:value="29.524668" calcext:value-type="float">
            <text:p>29,52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5.922083" calcext:value-type="float">
            <text:p>85,92</text:p>
          </table:table-cell>
          <table:table-cell office:value-type="float" office:value="590.183895" calcext:value-type="float">
            <text:p>590,18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520" calcext:value-type="float">
            <text:p>8.520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05622.600428" calcext:value-type="float">
            <text:p>505.622,60</text:p>
          </table:table-cell>
          <table:table-cell office:value-type="float" office:value="915639.467047" calcext:value-type="float">
            <text:p>915.639,4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4019.17051" calcext:value-type="float">
            <text:p>14.019,17</text:p>
          </table:table-cell>
          <table:table-cell office:value-type="float" office:value="28222.550611" calcext:value-type="float">
            <text:p>28.222,5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0379.24411" calcext:value-type="float">
            <text:p>30.379,24</text:p>
          </table:table-cell>
          <table:table-cell office:value-type="float" office:value="59454.597063" calcext:value-type="float">
            <text:p>59.454,6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4652.822878" calcext:value-type="float">
            <text:p>14.652,82</text:p>
          </table:table-cell>
          <table:table-cell office:value-type="float" office:value="28652.54903" calcext:value-type="float">
            <text:p>28.652,5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10486.460797" calcext:value-type="float">
            <text:p>410.486,46</text:p>
          </table:table-cell>
          <table:table-cell office:value-type="float" office:value="741750.047986" calcext:value-type="float">
            <text:p>741.750,0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6084.902132" calcext:value-type="float">
            <text:p>36.084,90</text:p>
          </table:table-cell>
          <table:table-cell office:value-type="float" office:value="73434.433945" calcext:value-type="float">
            <text:p>73.434,4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55.941716" calcext:value-type="float">
            <text:p>255,94</text:p>
          </table:table-cell>
          <table:table-cell office:value-type="float" office:value="461.758817" calcext:value-type="float">
            <text:p>461,76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27.463194" calcext:value-type="float">
            <text:p>527,46</text:p>
          </table:table-cell>
          <table:table-cell office:value-type="float" office:value="71.231898" calcext:value-type="float">
            <text:p>71,23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36.130256" calcext:value-type="float">
            <text:p>136,13</text:p>
          </table:table-cell>
          <table:table-cell office:value-type="float" office:value="515.104553" calcext:value-type="float">
            <text:p>515,10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37.920617" calcext:value-type="float">
            <text:p>737,92</text:p>
          </table:table-cell>
          <table:table-cell office:value-type="float" office:value="2427.199247" calcext:value-type="float">
            <text:p>2.427,20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.025696" calcext:value-type="float">
            <text:p>5,03</text:p>
          </table:table-cell>
          <table:table-cell office:value-type="float" office:value="34.520635" calcext:value-type="float">
            <text:p>34,52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13.163108" calcext:value-type="float">
            <text:p>113,16</text:p>
          </table:table-cell>
          <table:table-cell office:value-type="float" office:value="777.297767" calcext:value-type="float">
            <text:p>777,30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586" calcext:value-type="float">
            <text:p>8.586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46311.380793" calcext:value-type="float">
            <text:p>446.311,38</text:p>
          </table:table-cell>
          <table:table-cell office:value-type="float" office:value="1058331.365207" calcext:value-type="float">
            <text:p>1.058.331,3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268.108538" calcext:value-type="float">
            <text:p>8.268,11</text:p>
          </table:table-cell>
          <table:table-cell office:value-type="float" office:value="20013.068931" calcext:value-type="float">
            <text:p>20.013,0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9446.693534" calcext:value-type="float">
            <text:p>29.446,69</text:p>
          </table:table-cell>
          <table:table-cell office:value-type="float" office:value="69795.778174" calcext:value-type="float">
            <text:p>69.795,7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114.790473" calcext:value-type="float">
            <text:p>10.114,79</text:p>
          </table:table-cell>
          <table:table-cell office:value-type="float" office:value="23698.325175" calcext:value-type="float">
            <text:p>23.698,3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70597.66715" calcext:value-type="float">
            <text:p>370.597,67</text:p>
          </table:table-cell>
          <table:table-cell office:value-type="float" office:value="895361.076052" calcext:value-type="float">
            <text:p>895.361,0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7884.121098" calcext:value-type="float">
            <text:p>27.884,12</text:p>
          </table:table-cell>
          <table:table-cell office:value-type="float" office:value="66315.630661" calcext:value-type="float">
            <text:p>66.315,6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30.859344" calcext:value-type="float">
            <text:p>230,86</text:p>
          </table:table-cell>
          <table:table-cell office:value-type="float" office:value="553.308837" calcext:value-type="float">
            <text:p>553,31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36.855974" calcext:value-type="float">
            <text:p>536,86</text:p>
          </table:table-cell>
          <table:table-cell office:value-type="float" office:value="68.009693" calcext:value-type="float">
            <text:p>68,01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76.656423" calcext:value-type="float">
            <text:p>176,66</text:p>
          </table:table-cell>
          <table:table-cell office:value-type="float" office:value="711.485104" calcext:value-type="float">
            <text:p>711,49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958.892069" calcext:value-type="float">
            <text:p>1.958,89</text:p>
          </table:table-cell>
          <table:table-cell office:value-type="float" office:value="7848.361715" calcext:value-type="float">
            <text:p>7.848,36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.909335" calcext:value-type="float">
            <text:p>3,91</text:p>
          </table:table-cell>
          <table:table-cell office:value-type="float" office:value="26.852546" calcext:value-type="float">
            <text:p>26,85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38.404302" calcext:value-type="float">
            <text:p>138,40</text:p>
          </table:table-cell>
          <table:table-cell office:value-type="float" office:value="950.675156" calcext:value-type="float">
            <text:p>950,68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247" calcext:value-type="float">
            <text:p>9.247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1888552.938472" calcext:value-type="float">
            <text:p>11.888.552,94</text:p>
          </table:table-cell>
          <table:table-cell office:value-type="float" office:value="19240152.084957" calcext:value-type="float">
            <text:p>19.240.152,0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227040.442316" calcext:value-type="float">
            <text:p>10.227.040,44</text:p>
          </table:table-cell>
          <table:table-cell office:value-type="float" office:value="16825741.442282" calcext:value-type="float">
            <text:p>16.825.741,4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03033.724714" calcext:value-type="float">
            <text:p>403.033,72</text:p>
          </table:table-cell>
          <table:table-cell office:value-type="float" office:value="683734.717354" calcext:value-type="float">
            <text:p>683.734,7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24019.385013" calcext:value-type="float">
            <text:p>824.019,39</text:p>
          </table:table-cell>
          <table:table-cell office:value-type="float" office:value="1925282.958306" calcext:value-type="float">
            <text:p>1.925.282,9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6446.49966" calcext:value-type="float">
            <text:p>26.446,50</text:p>
          </table:table-cell>
          <table:table-cell office:value-type="float" office:value="41383.680379" calcext:value-type="float">
            <text:p>41.383,6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08012.886769" calcext:value-type="float">
            <text:p>408.012,89</text:p>
          </table:table-cell>
          <table:table-cell office:value-type="float" office:value="693521.023878" calcext:value-type="float">
            <text:p>693.521,0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28.379942" calcext:value-type="float">
            <text:p>828,38</text:p>
          </table:table-cell>
          <table:table-cell office:value-type="float" office:value="1395.290653" calcext:value-type="float">
            <text:p>1.395,29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1.340208" calcext:value-type="float">
            <text:p>71,34</text:p>
          </table:table-cell>
          <table:table-cell office:value-type="float" office:value="100.104644" calcext:value-type="float">
            <text:p>100,10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51.858505" calcext:value-type="float">
            <text:p>551,86</text:p>
          </table:table-cell>
          <table:table-cell office:value-type="float" office:value="1488.075615" calcext:value-type="float">
            <text:p>1.488,08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3.414988" calcext:value-type="float">
            <text:p>103,41</text:p>
          </table:table-cell>
          <table:table-cell office:value-type="float" office:value="336.167017" calcext:value-type="float">
            <text:p>336,17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.506261" calcext:value-type="float">
            <text:p>1,51</text:p>
          </table:table-cell>
          <table:table-cell office:value-type="float" office:value="10.346244" calcext:value-type="float">
            <text:p>10,35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.043498" calcext:value-type="float">
            <text:p>2,04</text:p>
          </table:table-cell>
          <table:table-cell office:value-type="float" office:value="14.036435" calcext:value-type="float">
            <text:p>14,04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959" calcext:value-type="float">
            <text:p>7.959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633925.196913" calcext:value-type="float">
            <text:p>5.633.925,20</text:p>
          </table:table-cell>
          <table:table-cell office:value-type="float" office:value="10771599.546854" calcext:value-type="float">
            <text:p>10.771.599,5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406522.96186" calcext:value-type="float">
            <text:p>4.406.522,96</text:p>
          </table:table-cell>
          <table:table-cell office:value-type="float" office:value="8244215.321021" calcext:value-type="float">
            <text:p>8.244.215,3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72366.491253" calcext:value-type="float">
            <text:p>372.366,49</text:p>
          </table:table-cell>
          <table:table-cell office:value-type="float" office:value="783964.629382" calcext:value-type="float">
            <text:p>783.964,6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57566.616231" calcext:value-type="float">
            <text:p>457.566,62</text:p>
          </table:table-cell>
          <table:table-cell office:value-type="float" office:value="918637.095344" calcext:value-type="float">
            <text:p>918.637,1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2340.472389" calcext:value-type="float">
            <text:p>22.340,47</text:p>
          </table:table-cell>
          <table:table-cell office:value-type="float" office:value="46252.121244" calcext:value-type="float">
            <text:p>46.252,1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75128.65518" calcext:value-type="float">
            <text:p>375.128,66</text:p>
          </table:table-cell>
          <table:table-cell office:value-type="float" office:value="790316.808597" calcext:value-type="float">
            <text:p>790.316,8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94.742819" calcext:value-type="float">
            <text:p>794,74</text:p>
          </table:table-cell>
          <table:table-cell office:value-type="float" office:value="1666.470155" calcext:value-type="float">
            <text:p>1.666,47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38.530952" calcext:value-type="float">
            <text:p>138,53</text:p>
          </table:table-cell>
          <table:table-cell office:value-type="float" office:value="83.929265" calcext:value-type="float">
            <text:p>83,93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96.760712" calcext:value-type="float">
            <text:p>796,76</text:p>
          </table:table-cell>
          <table:table-cell office:value-type="float" office:value="1557.966333" calcext:value-type="float">
            <text:p>1.557,97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43.975197" calcext:value-type="float">
            <text:p>143,98</text:p>
          </table:table-cell>
          <table:table-cell office:value-type="float" office:value="82.263012" calcext:value-type="float">
            <text:p>82,26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.90355" calcext:value-type="float">
            <text:p>4,90</text:p>
          </table:table-cell>
          <table:table-cell office:value-type="float" office:value="22.295127" calcext:value-type="float">
            <text:p>22,30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.050407" calcext:value-type="float">
            <text:p>7,05</text:p>
          </table:table-cell>
          <table:table-cell office:value-type="float" office:value="41.664296" calcext:value-type="float">
            <text:p>41,66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0556" calcext:value-type="float">
            <text:p>20.556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915377.974708" calcext:value-type="float">
            <text:p>5.915.377,97</text:p>
          </table:table-cell>
          <table:table-cell office:value-type="float" office:value="13263215.758268" calcext:value-type="float">
            <text:p>13.263.215,7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201688.335628" calcext:value-type="float">
            <text:p>4.201.688,34</text:p>
          </table:table-cell>
          <table:table-cell office:value-type="float" office:value="9817642.159131" calcext:value-type="float">
            <text:p>9.817.642,1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61705.945029" calcext:value-type="float">
            <text:p>461.705,95</text:p>
          </table:table-cell>
          <table:table-cell office:value-type="float" office:value="1083525.177335" calcext:value-type="float">
            <text:p>1.083.525,1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67557.905689" calcext:value-type="float">
            <text:p>767.557,91</text:p>
          </table:table-cell>
          <table:table-cell office:value-type="float" office:value="1726816.458804" calcext:value-type="float">
            <text:p>1.726.816,4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7640.7675" calcext:value-type="float">
            <text:p>37.640,77</text:p>
          </table:table-cell>
          <table:table-cell office:value-type="float" office:value="87960.72308" calcext:value-type="float">
            <text:p>87.960,7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46785.020862" calcext:value-type="float">
            <text:p>446.785,02</text:p>
          </table:table-cell>
          <table:table-cell office:value-type="float" office:value="1052326.166875" calcext:value-type="float">
            <text:p>1.052.326,1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71.739195" calcext:value-type="float">
            <text:p>971,74</text:p>
          </table:table-cell>
          <table:table-cell office:value-type="float" office:value="2256.721595" calcext:value-type="float">
            <text:p>2.256,72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86.575004" calcext:value-type="float">
            <text:p>186,58</text:p>
          </table:table-cell>
          <table:table-cell office:value-type="float" office:value="137.691567" calcext:value-type="float">
            <text:p>137,69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42.680231" calcext:value-type="float">
            <text:p>942,68</text:p>
          </table:table-cell>
          <table:table-cell office:value-type="float" office:value="2230.799384" calcext:value-type="float">
            <text:p>2.230,80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11.86542" calcext:value-type="float">
            <text:p>211,87</text:p>
          </table:table-cell>
          <table:table-cell office:value-type="float" office:value="318.697044" calcext:value-type="float">
            <text:p>318,70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5.371427" calcext:value-type="float">
            <text:p>45,37</text:p>
          </table:table-cell>
          <table:table-cell office:value-type="float" office:value="230.605006" calcext:value-type="float">
            <text:p>230,61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7.997699" calcext:value-type="float">
            <text:p>38,00</text:p>
          </table:table-cell>
          <table:table-cell office:value-type="float" office:value="146.077987" calcext:value-type="float">
            <text:p>146,08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0056" calcext:value-type="float">
            <text:p>20.056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335650.581601" calcext:value-type="float">
            <text:p>5.335.650,58</text:p>
          </table:table-cell>
          <table:table-cell office:value-type="float" office:value="4983138.254274" calcext:value-type="float">
            <text:p>4.983.138,2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970378.17296" calcext:value-type="float">
            <text:p>2.970.378,17</text:p>
          </table:table-cell>
          <table:table-cell office:value-type="float" office:value="3065815.279139" calcext:value-type="float">
            <text:p>3.065.815,2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1046.459847" calcext:value-type="float">
            <text:p>51.046,46</text:p>
          </table:table-cell>
          <table:table-cell office:value-type="float" office:value="56752.753876" calcext:value-type="float">
            <text:p>56.752,7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258814.038643" calcext:value-type="float">
            <text:p>2.258.814,04</text:p>
          </table:table-cell>
          <table:table-cell office:value-type="float" office:value="2224686.592956" calcext:value-type="float">
            <text:p>2.224.686,5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751.385226" calcext:value-type="float">
            <text:p>3.751,39</text:p>
          </table:table-cell>
          <table:table-cell office:value-type="float" office:value="8762.316627" calcext:value-type="float">
            <text:p>8.762,3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1660.524925" calcext:value-type="float">
            <text:p>51.660,52</text:p>
          </table:table-cell>
          <table:table-cell office:value-type="float" office:value="52985.810788" calcext:value-type="float">
            <text:p>52.985,8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783.887351" calcext:value-type="float">
            <text:p>3.783,89</text:p>
          </table:table-cell>
          <table:table-cell office:value-type="float" office:value="2627.870034" calcext:value-type="float">
            <text:p>2.627,87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42.251609" calcext:value-type="float">
            <text:p>742,25</text:p>
          </table:table-cell>
          <table:table-cell office:value-type="float" office:value="264.063727" calcext:value-type="float">
            <text:p>264,06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Compressed_Class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001093" calcext:value-type="float">
            <text:p>0,00</text:p>
          </table:table-cell>
          <table:table-cell office:value-type="float" office:value="0.007507" calcext:value-type="float">
            <text:p>0,01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Compressed_Class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000394" calcext:value-type="float">
            <text:p>0,00</text:p>
          </table:table-cell>
          <table:table-cell office:value-type="float" office:value="0.002703" calcext:value-type="float">
            <text:p>0,00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Meta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003175" calcext:value-type="float">
            <text:p>0,00</text:p>
          </table:table-cell>
          <table:table-cell office:value-type="float" office:value="0.021812" calcext:value-type="float">
            <text:p>0,02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Meta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001143" calcext:value-type="float">
            <text:p>0,00</text:p>
          </table:table-cell>
          <table:table-cell office:value-type="float" office:value="0.007853" calcext:value-type="float">
            <text:p>0,01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887.93667" calcext:value-type="float">
            <text:p>3.887,94</text:p>
          </table:table-cell>
          <table:table-cell office:value-type="float" office:value="2758.241161" calcext:value-type="float">
            <text:p>2.758,24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60.515328" calcext:value-type="float">
            <text:p>760,52</text:p>
          </table:table-cell>
          <table:table-cell office:value-type="float" office:value="246.34559" calcext:value-type="float">
            <text:p>246,35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.2313" calcext:value-type="float">
            <text:p>2,23</text:p>
          </table:table-cell>
          <table:table-cell office:value-type="float" office:value="7.011123" calcext:value-type="float">
            <text:p>7,01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527034" calcext:value-type="float">
            <text:p>0,53</text:p>
          </table:table-cell>
          <table:table-cell office:value-type="float" office:value="1.621372" calcext:value-type="float">
            <text:p>1,62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535" calcext:value-type="float">
            <text:p>2.535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083362.619862" calcext:value-type="float">
            <text:p>4.083.362,62</text:p>
          </table:table-cell>
          <table:table-cell office:value-type="float" office:value="3896937.529302" calcext:value-type="float">
            <text:p>3.896.937,5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040330.680013" calcext:value-type="float">
            <text:p>2.040.330,68</text:p>
          </table:table-cell>
          <table:table-cell office:value-type="float" office:value="2003901.205181" calcext:value-type="float">
            <text:p>2.003.901,2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2669.28195" calcext:value-type="float">
            <text:p>52.669,28</text:p>
          </table:table-cell>
          <table:table-cell office:value-type="float" office:value="54890.817352" calcext:value-type="float">
            <text:p>54.890,8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936286.032169" calcext:value-type="float">
            <text:p>1.936.286,03</text:p>
          </table:table-cell>
          <table:table-cell office:value-type="float" office:value="1816009.176409" calcext:value-type="float">
            <text:p>1.816.009,1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597.342592" calcext:value-type="float">
            <text:p>2.597,34</text:p>
          </table:table-cell>
          <table:table-cell office:value-type="float" office:value="2381.162896" calcext:value-type="float">
            <text:p>2.381,1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1479.283137" calcext:value-type="float">
            <text:p>51.479,28</text:p>
          </table:table-cell>
          <table:table-cell office:value-type="float" office:value="49462.92562" calcext:value-type="float">
            <text:p>49.462,9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554.590402" calcext:value-type="float">
            <text:p>3.554,59</text:p>
          </table:table-cell>
          <table:table-cell office:value-type="float" office:value="2358.464974" calcext:value-type="float">
            <text:p>2.358,46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87.81409" calcext:value-type="float">
            <text:p>887,81</text:p>
          </table:table-cell>
          <table:table-cell office:value-type="float" office:value="122.640387" calcext:value-type="float">
            <text:p>122,64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Compressed_Class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001447" calcext:value-type="float">
            <text:p>0,00</text:p>
          </table:table-cell>
          <table:table-cell office:value-type="float" office:value="0.009937" calcext:value-type="float">
            <text:p>0,01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Compressed_Class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00064" calcext:value-type="float">
            <text:p>0,00</text:p>
          </table:table-cell>
          <table:table-cell office:value-type="float" office:value="0.004396" calcext:value-type="float">
            <text:p>0,00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Meta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004033" calcext:value-type="float">
            <text:p>0,00</text:p>
          </table:table-cell>
          <table:table-cell office:value-type="float" office:value="0.027704" calcext:value-type="float">
            <text:p>0,03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Meta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001784" calcext:value-type="float">
            <text:p>0,00</text:p>
          </table:table-cell>
          <table:table-cell office:value-type="float" office:value="0.012255" calcext:value-type="float">
            <text:p>0,01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535.864753" calcext:value-type="float">
            <text:p>3.535,86</text:p>
          </table:table-cell>
          <table:table-cell office:value-type="float" office:value="1884.741773" calcext:value-type="float">
            <text:p>1.884,74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99.556807" calcext:value-type="float">
            <text:p>899,56</text:p>
          </table:table-cell>
          <table:table-cell office:value-type="float" office:value="259.668344" calcext:value-type="float">
            <text:p>259,67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.649065" calcext:value-type="float">
            <text:p>2,65</text:p>
          </table:table-cell>
          <table:table-cell office:value-type="float" office:value="5.175902" calcext:value-type="float">
            <text:p>5,18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692889" calcext:value-type="float">
            <text:p>0,69</text:p>
          </table:table-cell>
          <table:table-cell office:value-type="float" office:value="1.261761" calcext:value-type="float">
            <text:p>1,26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961" calcext:value-type="float">
            <text:p>2.961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881517.180265" calcext:value-type="float">
            <text:p>3.881.517,18</text:p>
          </table:table-cell>
          <table:table-cell office:value-type="float" office:value="4366519.835606" calcext:value-type="float">
            <text:p>4.366.519,8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944367.01196" calcext:value-type="float">
            <text:p>1.944.367,01</text:p>
          </table:table-cell>
          <table:table-cell office:value-type="float" office:value="2216241.19924" calcext:value-type="float">
            <text:p>2.216.241,2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7988.415043" calcext:value-type="float">
            <text:p>57.988,42</text:p>
          </table:table-cell>
          <table:table-cell office:value-type="float" office:value="66479.879116" calcext:value-type="float">
            <text:p>66.479,8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822753.887668" calcext:value-type="float">
            <text:p>1.822.753,89</text:p>
          </table:table-cell>
          <table:table-cell office:value-type="float" office:value="2053276.50467" calcext:value-type="float">
            <text:p>2.053.276,5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556.518605" calcext:value-type="float">
            <text:p>4.556,52</text:p>
          </table:table-cell>
          <table:table-cell office:value-type="float" office:value="8841.727769" calcext:value-type="float">
            <text:p>8.841,7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1851.346989" calcext:value-type="float">
            <text:p>51.851,35</text:p>
          </table:table-cell>
          <table:table-cell office:value-type="float" office:value="60538.866747" calcext:value-type="float">
            <text:p>60.538,8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706.909455" calcext:value-type="float">
            <text:p>3.706,91</text:p>
          </table:table-cell>
          <table:table-cell office:value-type="float" office:value="2800.412599" calcext:value-type="float">
            <text:p>2.800,41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51.085694" calcext:value-type="float">
            <text:p>951,09</text:p>
          </table:table-cell>
          <table:table-cell office:value-type="float" office:value="193.979296" calcext:value-type="float">
            <text:p>193,98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Compressed_Class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000816" calcext:value-type="float">
            <text:p>0,00</text:p>
          </table:table-cell>
          <table:table-cell office:value-type="float" office:value="0.005605" calcext:value-type="float">
            <text:p>0,01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Compressed_Class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000431" calcext:value-type="float">
            <text:p>0,00</text:p>
          </table:table-cell>
          <table:table-cell office:value-type="float" office:value="0.002961" calcext:value-type="float">
            <text:p>0,00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Meta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002561" calcext:value-type="float">
            <text:p>0,00</text:p>
          </table:table-cell>
          <table:table-cell office:value-type="float" office:value="0.017592" calcext:value-type="float">
            <text:p>0,02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Meta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001353" calcext:value-type="float">
            <text:p>0,00</text:p>
          </table:table-cell>
          <table:table-cell office:value-type="float" office:value="0.009293" calcext:value-type="float">
            <text:p>0,01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768.902352" calcext:value-type="float">
            <text:p>3.768,90</text:p>
          </table:table-cell>
          <table:table-cell office:value-type="float" office:value="3142.864086" calcext:value-type="float">
            <text:p>3.142,86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71.423136" calcext:value-type="float">
            <text:p>971,42</text:p>
          </table:table-cell>
          <table:table-cell office:value-type="float" office:value="456.820779" calcext:value-type="float">
            <text:p>456,82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.566342" calcext:value-type="float">
            <text:p>2,57</text:p>
          </table:table-cell>
          <table:table-cell office:value-type="float" office:value="4.665997" calcext:value-type="float">
            <text:p>4,67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778596" calcext:value-type="float">
            <text:p>0,78</text:p>
          </table:table-cell>
          <table:table-cell office:value-type="float" office:value="1.790752" calcext:value-type="float">
            <text:p>1,79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057" calcext:value-type="float">
            <text:p>3.057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25361.482671" calcext:value-type="float">
            <text:p>725.361,48</text:p>
          </table:table-cell>
          <table:table-cell office:value-type="float" office:value="949581.389345" calcext:value-type="float">
            <text:p>949.581,3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6808.418483" calcext:value-type="float">
            <text:p>36.808,42</text:p>
          </table:table-cell>
          <table:table-cell office:value-type="float" office:value="92120.336904" calcext:value-type="float">
            <text:p>92.120,3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05772.516878" calcext:value-type="float">
            <text:p>205.772,52</text:p>
          </table:table-cell>
          <table:table-cell office:value-type="float" office:value="406713.327231" calcext:value-type="float">
            <text:p>406.713,3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8593.800015" calcext:value-type="float">
            <text:p>38.593,80</text:p>
          </table:table-cell>
          <table:table-cell office:value-type="float" office:value="56604.626127" calcext:value-type="float">
            <text:p>56.604,6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70187.521018" calcext:value-type="float">
            <text:p>170.187,52</text:p>
          </table:table-cell>
          <table:table-cell office:value-type="float" office:value="222125.920551" calcext:value-type="float">
            <text:p>222.125,9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73999.226278" calcext:value-type="float">
            <text:p>273.999,23</text:p>
          </table:table-cell>
          <table:table-cell office:value-type="float" office:value="375770.013875" calcext:value-type="float">
            <text:p>375.770,0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430.031233" calcext:value-type="float">
            <text:p>1.430,03</text:p>
          </table:table-cell>
          <table:table-cell office:value-type="float" office:value="2755.472323" calcext:value-type="float">
            <text:p>2.755,47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597.327642" calcext:value-type="float">
            <text:p>2.597,33</text:p>
          </table:table-cell>
          <table:table-cell office:value-type="float" office:value="143.238143" calcext:value-type="float">
            <text:p>143,24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443.600034" calcext:value-type="float">
            <text:p>1.443,60</text:p>
          </table:table-cell>
          <table:table-cell office:value-type="float" office:value="2779.740793" calcext:value-type="float">
            <text:p>2.779,74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622.747118" calcext:value-type="float">
            <text:p>2.622,75</text:p>
          </table:table-cell>
          <table:table-cell office:value-type="float" office:value="145.825534" calcext:value-type="float">
            <text:p>145,83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8.085158" calcext:value-type="float">
            <text:p>18,09</text:p>
          </table:table-cell>
          <table:table-cell office:value-type="float" office:value="56.155859" calcext:value-type="float">
            <text:p>56,16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5.528349" calcext:value-type="float">
            <text:p>105,53</text:p>
          </table:table-cell>
          <table:table-cell office:value-type="float" office:value="374.398563" calcext:value-type="float">
            <text:p>374,40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8455" calcext:value-type="float">
            <text:p>38.455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97516.947289" calcext:value-type="float">
            <text:p>697.516,95</text:p>
          </table:table-cell>
          <table:table-cell office:value-type="float" office:value="1100947.365107" calcext:value-type="float">
            <text:p>1.100.947,3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3356.090848" calcext:value-type="float">
            <text:p>43.356,09</text:p>
          </table:table-cell>
          <table:table-cell office:value-type="float" office:value="75362.208665" calcext:value-type="float">
            <text:p>75.362,2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31517.64182" calcext:value-type="float">
            <text:p>231.517,64</text:p>
          </table:table-cell>
          <table:table-cell office:value-type="float" office:value="328239.363364" calcext:value-type="float">
            <text:p>328.239,3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8877.162385" calcext:value-type="float">
            <text:p>38.877,16</text:p>
          </table:table-cell>
          <table:table-cell office:value-type="float" office:value="43426.400894" calcext:value-type="float">
            <text:p>43.426,4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35483.629741" calcext:value-type="float">
            <text:p>135.483,63</text:p>
          </table:table-cell>
          <table:table-cell office:value-type="float" office:value="233433.885971" calcext:value-type="float">
            <text:p>233.433,8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48282.422495" calcext:value-type="float">
            <text:p>248.282,42</text:p>
          </table:table-cell>
          <table:table-cell office:value-type="float" office:value="446041.316034" calcext:value-type="float">
            <text:p>446.041,3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168.373372" calcext:value-type="float">
            <text:p>1.168,37</text:p>
          </table:table-cell>
          <table:table-cell office:value-type="float" office:value="2540.5864" calcext:value-type="float">
            <text:p>2.540,59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848.821974" calcext:value-type="float">
            <text:p>2.848,82</text:p>
          </table:table-cell>
          <table:table-cell office:value-type="float" office:value="175.924856" calcext:value-type="float">
            <text:p>175,92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128.887933" calcext:value-type="float">
            <text:p>1.128,89</text:p>
          </table:table-cell>
          <table:table-cell office:value-type="float" office:value="2506.970096" calcext:value-type="float">
            <text:p>2.506,97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766.545003" calcext:value-type="float">
            <text:p>2.766,55</text:p>
          </table:table-cell>
          <table:table-cell office:value-type="float" office:value="533.513195" calcext:value-type="float">
            <text:p>533,51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2.58336" calcext:value-type="float">
            <text:p>22,58</text:p>
          </table:table-cell>
          <table:table-cell office:value-type="float" office:value="35.273724" calcext:value-type="float">
            <text:p>35,27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5.835995" calcext:value-type="float">
            <text:p>75,84</text:p>
          </table:table-cell>
          <table:table-cell office:value-type="float" office:value="128.934682" calcext:value-type="float">
            <text:p>128,93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2856" calcext:value-type="float">
            <text:p>62.856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60689.544904" calcext:value-type="float">
            <text:p>660.689,54</text:p>
          </table:table-cell>
          <table:table-cell office:value-type="float" office:value="604034.796243" calcext:value-type="float">
            <text:p>604.034,8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7606.913462" calcext:value-type="float">
            <text:p>57.606,91</text:p>
          </table:table-cell>
          <table:table-cell office:value-type="float" office:value="45518.029253" calcext:value-type="float">
            <text:p>45.518,0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17735.071733" calcext:value-type="float">
            <text:p>217.735,07</text:p>
          </table:table-cell>
          <table:table-cell office:value-type="float" office:value="142864.117516" calcext:value-type="float">
            <text:p>142.864,1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8939.944542" calcext:value-type="float">
            <text:p>38.939,94</text:p>
          </table:table-cell>
          <table:table-cell office:value-type="float" office:value="39550.442511" calcext:value-type="float">
            <text:p>39.550,4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18807.836686" calcext:value-type="float">
            <text:p>118.807,84</text:p>
          </table:table-cell>
          <table:table-cell office:value-type="float" office:value="125958.301994" calcext:value-type="float">
            <text:p>125.958,3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27599.778482" calcext:value-type="float">
            <text:p>227.599,78</text:p>
          </table:table-cell>
          <table:table-cell office:value-type="float" office:value="301238.217038" calcext:value-type="float">
            <text:p>301.238,2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688.079883" calcext:value-type="float">
            <text:p>1.688,08</text:p>
          </table:table-cell>
          <table:table-cell office:value-type="float" office:value="2336.166495" calcext:value-type="float">
            <text:p>2.336,17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810.085666" calcext:value-type="float">
            <text:p>3.810,09</text:p>
          </table:table-cell>
          <table:table-cell office:value-type="float" office:value="391.846434" calcext:value-type="float">
            <text:p>391,85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723.691384" calcext:value-type="float">
            <text:p>1.723,69</text:p>
          </table:table-cell>
          <table:table-cell office:value-type="float" office:value="2498.614435" calcext:value-type="float">
            <text:p>2.498,61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847.129914" calcext:value-type="float">
            <text:p>3.847,13</text:p>
          </table:table-cell>
          <table:table-cell office:value-type="float" office:value="765.763908" calcext:value-type="float">
            <text:p>765,76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5.252602" calcext:value-type="float">
            <text:p>15,25</text:p>
          </table:table-cell>
          <table:table-cell office:value-type="float" office:value="23.718313" calcext:value-type="float">
            <text:p>23,72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3.11631" calcext:value-type="float">
            <text:p>43,12</text:p>
          </table:table-cell>
          <table:table-cell office:value-type="float" office:value="83.867037" calcext:value-type="float">
            <text:p>83,87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3630" calcext:value-type="float">
            <text:p>23.630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39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4T19:42:55.581000000</dc:date>
    <meta:editing-duration>PT2M5S</meta:editing-duration>
    <meta:editing-cycles>1</meta:editing-cycles>
    <meta:document-statistic meta:table-count="1" meta:cell-count="1629" meta:object-count="0"/>
    <meta:generator>LibreOffice/4.4.3.2$Windows_x86 LibreOffice_project/88805f81e9fe61362df02b9941de8e38a9b5fd16</meta:generator>
  </office:meta>
</office:document-meta>
</file>